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a953" officeooo:paragraph-rsid="001da95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d171c" officeooo:paragraph-rsid="001da95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da953" officeooo:paragraph-rsid="001da953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eff2f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eff2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3eff2f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26feea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3a5f30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d4468" officeooo:paragraph-rsid="0026feea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6feea" officeooo:paragraph-rsid="0026feea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78fc2" officeooo:paragraph-rsid="00378fc2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6feea" officeooo:paragraph-rsid="0026feea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d4468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32ff9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4e3d8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6feea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83f2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a2a25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33258d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a5f30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326e6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d4468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32ff9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6fee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83f2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680d3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906df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a2a25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9d19e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3258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a5f30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d7cd8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f1f99" style:font-size-asian="12pt" style:font-weight-asian="bold" style:font-size-complex="12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2025cb"/>
    </style:style>
    <style:style style:name="T28" style:family="text">
      <style:text-properties officeooo:rsid="003d171c"/>
    </style:style>
    <style:style style:name="T2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7">1<text:span text:style-name="T29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C1" office:value-type="string">
            <text:p text:style-name="P8">3xx - Flight</text:p>
          </table:table-cell>
          <table:table-cell table:style-name="Table1.D1" office:value-type="string">
            <text:p text:style-name="P8">4xx - A2A</text:p>
          </table:table-cell>
          <table:table-cell table:style-name="Table1.E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9"><text:span text:style-name="T18">5</text:span><text:span text:style-name="T21">0</text:span><text:span text:style-name="T25">3</text:span><text:span text:style-name="T13"> - </text:span><text:span text:style-name="T11">A/G </text:span><text:span text:style-name="T12">- </text:span><text:span text:style-name="T17">TPOD, </text:span><text:span text:style-name="T24">HMD</text:span></text:p>
      <text:p text:style-name="P5"/>
      <text:p text:style-name="P1"><text:span text:style-name="T26">Master Arm</text:span> ... <text:span text:style-name="T26">ON</text:span></text:p>
      <text:p text:style-name="P1"><text:span text:style-name="T26">Master Mode</text:span> ... <text:span text:style-name="T26">A/G</text:span></text:p>
      <text:p text:style-name="P2"/>
      <text:p text:style-name="P6">TPOD use</text:p>
      <text:list text:style-name="L1">
        <text:list-item>
          <text:p text:style-name="P10"><text:span text:style-name="T16">RIGHT HDPT</text:span><text:span text:style-name="T5"> switch ... </text:span><text:span text:style-name="T16">ON</text:span><text:span text:style-name="T5"> (usually done during preflight) </text:span><text:span text:style-name="T8">(right console forward)</text:span></text:p>
        </text:list-item>
        <text:list-item>
          <text:p text:style-name="P11"><text:span text:style-name="T22">L</text:span><text:span text:style-name="T23">ASER ARM</text:span><text:span text:style-name="T9"> switch ... </text:span><text:span text:style-name="T23">ARM</text:span><text:span text:style-name="T9"> (left side of instrument panel, above Master Arm switch)</text:span></text:p>
        </text:list-item>
        <text:list-item>
          <text:p text:style-name="P10"><text:span text:style-name="T3">On </text:span><text:span text:style-name="T4">right</text:span><text:span text:style-name="T3"> MFD, go to </text:span><text:span text:style-name="T15">TGP</text:span><text:span text:style-name="T3"> page </text:span><text:span text:style-name="T2">and set it to be </text:span><text:span text:style-name="T14">SOI</text:span><text:span text:style-name="T3">:</text:span></text:p>
          <text:list>
            <text:list-item>
              <text:p text:style-name="P12"><text:span text:style-name="T3">I</text:span><text:span text:style-name="T1">f TGP is not warmed up yet, will say NOT TIMED OUT. <text:s/>Wait for that message to disappear.</text:span></text:p>
            </text:list-item>
            <text:list-item>
              <text:p text:style-name="P12"><text:span text:style-name="T1">Top row left should say </text:span><text:span text:style-name="T10">A-G</text:span><text:span text:style-name="T1">. <text:s/>If it says </text:span><text:span text:style-name="T10">STBY</text:span><text:span text:style-name="T1">, press that OSB, then press </text:span><text:span text:style-name="T10">A-G</text:span><text:span text:style-name="T1"> OSB on right </text:span><text:span text:style-name="T5">to set the mode</text:span><text:span text:style-name="T1">.</text:span></text:p>
            </text:list-item>
            <text:list-item>
              <text:p text:style-name="P13"><text:span text:style-name="T10">Slew</text:span><text:span text:style-name="T1"> ... </text:span><text:span text:style-name="T10">TDC stick</text:span></text:p>
            </text:list-item>
            <text:list-item>
              <text:p text:style-name="P13"><text:span text:style-name="T1">Cycle</text:span><text:span text:style-name="T10"> TV/WHOT/BHOT</text:span><text:span text:style-name="T1"> ... </text:span><text:span text:style-name="T10">TMS left</text:span></text:p>
            </text:list-item>
            <text:list-item>
              <text:p text:style-name="P13"><text:span text:style-name="T10">Point</text:span><text:span text:style-name="T1"> track ... </text:span><text:span text:style-name="T10">TMS up</text:span></text:p>
            </text:list-item>
            <text:list-item>
              <text:p text:style-name="P13"><text:span text:style-name="T10">Area</text:span><text:span text:style-name="T1"> track ... </text:span><text:span text:style-name="T10">TMS right</text:span></text:p>
            </text:list-item>
            <text:list-item>
              <text:p text:style-name="P13"><text:span text:style-name="T10">Unlock target</text:span><text:span text:style-name="T1">/return to </text:span><text:span text:style-name="T6">slaved</text:span><text:span text:style-name="T1"> position ... </text:span><text:span text:style-name="T10">TMS down</text:span></text:p>
            </text:list-item>
            <text:list-item>
              <text:p text:style-name="P13"><text:span text:style-name="T1">Toggle </text:span><text:span text:style-name="T10">NFOV/WFOV</text:span><text:span text:style-name="T1"> ... </text:span><text:span text:style-name="T10">Pinky Button</text:span></text:p>
            </text:list-item>
            <text:list-item>
              <text:p text:style-name="P13"><text:span text:style-name="T10">Zoom</text:span><text:span text:style-name="T1"> ... </text:span><text:span text:style-name="T23">MAN RNG knob</text:span><text:span text:style-name="T9"> (</text:span><text:span text:style-name="T10">Top Hat Ring</text:span><text:span text:style-name="T9"> or </text:span><text:span text:style-name="T23">Middle Finger Hat up/down</text:span><text:span text:style-name="T9">)</text:span></text:p>
            </text:list-item>
            <text:list-item>
              <text:p text:style-name="P14"><text:span text:style-name="T10">Toggle LSS</text:span><text:span text:style-name="T1"> (Laser Spot Search) mode ... </text:span><text:span text:style-name="T10">Cage/Uncage button (rear thumb button or Middle Finger Hat press)</text:span></text:p>
            </text:list-item>
            <text:list-item>
              <text:p text:style-name="P13"><text:span text:style-name="T10">Slave TGP to steerpoint</text:span><text:span text:style-name="T1"> ... </text:span><text:span text:style-name="T10">CZ</text:span><text:span text:style-name="T1"> OSB (Cursor Zero)</text:span></text:p>
            </text:list-item>
            <text:list-item>
              <text:p text:style-name="P13"><text:span text:style-name="T10">Slave TGP to snowplow point</text:span><text:span text:style-name="T1"> (ahead and down, fixed to aircraft) ... </text:span><text:span text:style-name="T10">SP</text:span><text:span text:style-name="T1"> OSB (may not always appear, not sure why, </text:span><text:span text:style-name="T7">might have to </text:span><text:span text:style-name="T20">not</text:span><text:span text:style-name="T7"> be in Point or Area track??</text:span><text:span text:style-name="T1">)</text:span></text:p>
            </text:list-item>
            <text:list-item>
              <text:p text:style-name="P15">When slaved, TGP cannot be slewed until it has a ground lock, either Point or Area</text:p>
            </text:list-item>
          </text:list>
        </text:list-item>
      </text:list>
      <text:p text:style-name="P3"/>
      <text:p text:style-name="P3">HM<text:span text:style-name="T27">CS</text:span> A/G use -- <text:span text:style-name="T28">TODO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1T19:51:36.266000000</dc:date>
    <meta:editing-duration>PT5H46M42S</meta:editing-duration>
    <meta:editing-cycles>4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7" meta:word-count="253" meta:character-count="1233" meta:non-whitespace-character-count="1021"/>
  </office:meta>
</office:document-meta>
</file>